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Parameters.getStatementLocation( Parameters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Parameters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HashMap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Parameters.SitemapParameters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HashMap.LocatedHashMap( Location loc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edHashMap.LocatedHashMap( Location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Parameters.getLocation( Parameters pa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